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8.691cm"/>
    </style:style>
    <style:style style:name="co8" style:family="table-column">
      <style:table-column-properties fo:break-before="auto" style:column-width="2.863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9.523cm"/>
    </style:style>
    <style:style style:name="co11" style:family="table-column">
      <style:table-column-properties fo:break-before="auto" style:column-width="1.61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&lt;interval&gt;</text:p>
          </table:table-cell>
          <table:table-cell table:formula="of:=[.D1]" office:value-type="float" office:value="55250">
            <text:p>55250</text:p>
          </table:table-cell>
          <table:table-cell office:value-type="string">
            <text:p>&lt;/interval&gt;</text:p>
          </table:table-cell>
          <table:table-cell office:value-type="float" office:value="55250">
            <text:p>552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]-[.D1]" office:value-type="float" office:value="5400">
            <text:p>5400</text:p>
          </table:table-cell>
          <table:table-cell office:value-type="string">
            <text:p>&lt;/interval&gt;</text:p>
          </table:table-cell>
          <table:table-cell office:value-type="float" office:value="60650">
            <text:p>606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プールの前 更衣室で タオル落とし一人で全裸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ぷーるのまえこういしつでたおるおとしひとりでぜんら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]-[.D2]" office:value-type="float" office:value="5500">
            <text:p>5500</text:p>
          </table:table-cell>
          <table:table-cell office:value-type="string">
            <text:p>&lt;/interval&gt;</text:p>
          </table:table-cell>
          <table:table-cell office:value-type="float" office:value="66150">
            <text:p>661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給食ではカレーこぼし スカートのしみおもらしみたい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きゅうしょくではかれーこぼしすかーとのしみおもらしみたい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]-[.D3]" office:value-type="float" office:value="5350">
            <text:p>5350</text:p>
          </table:table-cell>
          <table:table-cell office:value-type="string">
            <text:p>&lt;/interval&gt;</text:p>
          </table:table-cell>
          <table:table-cell office:value-type="float" office:value="71500">
            <text:p>71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何もない廊下で転び パンチラ通り越して事故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なにもないろうかでころびぱんちらとおりこしてじこ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]-[.D4]" office:value-type="float" office:value="5550">
            <text:p>5550</text:p>
          </table:table-cell>
          <table:table-cell office:value-type="string">
            <text:p>&lt;/interval&gt;</text:p>
          </table:table-cell>
          <table:table-cell office:value-type="float" office:value="77050">
            <text:p>770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雨の日に傘を忘れて Yシャツ透けただの露出プレイ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めのひにかさをわすれてyしゃつすけただのろしゅるぷれい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]-[.D5]" office:value-type="float" office:value="10900">
            <text:p>10900</text:p>
          </table:table-cell>
          <table:table-cell office:value-type="string">
            <text:p>&lt;/interval&gt;</text:p>
          </table:table-cell>
          <table:table-cell office:value-type="float" office:value="87950">
            <text:p>879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好みの男にナンパされ とりあえずついて行き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のみのおとこになんぱされとりあえずついていき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7]-[.D6]" office:value-type="float" office:value="11000">
            <text:p>11000</text:p>
          </table:table-cell>
          <table:table-cell office:value-type="string">
            <text:p>&lt;/interval&gt;</text:p>
          </table:table-cell>
          <table:table-cell office:value-type="float" office:value="98950">
            <text:p>989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カラオケボックスでちょめちょめ 初めてだから痛かっ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らおけぼっくすでちょめちょめはじめてだからいたかっ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8]-[.D7]" office:value-type="float" office:value="4050">
            <text:p>4050</text:p>
          </table:table-cell>
          <table:table-cell office:value-type="string">
            <text:p>&lt;/interval&gt;</text:p>
          </table:table-cell>
          <table:table-cell office:value-type="float" office:value="103000">
            <text:p>103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9]-[.D8]" office:value-type="float" office:value="5200">
            <text:p>5200</text:p>
          </table:table-cell>
          <table:table-cell office:value-type="string">
            <text:p>&lt;/interval&gt;</text:p>
          </table:table-cell>
          <table:table-cell office:value-type="float" office:value="108200">
            <text:p>108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俺たちのこの出会いは運命だと思わない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おれたちのこのであいはうんめだとおもわない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0]-[.D9]" office:value-type="float" office:value="5700">
            <text:p>5700</text:p>
          </table:table-cell>
          <table:table-cell office:value-type="string">
            <text:p>&lt;/interval&gt;</text:p>
          </table:table-cell>
          <table:table-cell office:value-type="float" office:value="113900">
            <text:p>113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このツボ買えばもっと幸せになれるんだけど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のつぼかえばもっとしあわせになれるんだけど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1]-[.D10]" office:value-type="float" office:value="5200">
            <text:p>5200</text:p>
          </table:table-cell>
          <table:table-cell office:value-type="string">
            <text:p>&lt;/interval&gt;</text:p>
          </table:table-cell>
          <table:table-cell office:value-type="float" office:value="119100">
            <text:p>119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普段は500万だけど運命価格100万！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ふだんは500まんだけどうんめいかかく100まん!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2]-[.D11]" office:value-type="float" office:value="5700">
            <text:p>5700</text:p>
          </table:table-cell>
          <table:table-cell office:value-type="string">
            <text:p>&lt;/interval&gt;</text:p>
          </table:table-cell>
          <table:table-cell office:value-type="float" office:value="124800">
            <text:p>124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まぁ安いわね はいありがとう、それじゃさよな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まぁやすいわねはいありがとう,それじゃさよなら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3]-[.D12]" office:value-type="float" office:value="1350">
            <text:p>1350</text:p>
          </table:table-cell>
          <table:table-cell office:value-type="string">
            <text:p>&lt;/interval&gt;</text:p>
          </table:table-cell>
          <table:table-cell office:value-type="float" office:value="126150">
            <text:p>1261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詐欺だ！詐欺だ！詐欺だ！詐欺だ！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table:style-name="ce1" office:value-type="string">
            <text:p>さぎだ!さぎだ!さぎだ!さぎだ!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4]-[.D13]" office:value-type="float" office:value="1400">
            <text:p>1400</text:p>
          </table:table-cell>
          <table:table-cell office:value-type="string">
            <text:p>&lt;/interval&gt;</text:p>
          </table:table-cell>
          <table:table-cell office:value-type="float" office:value="127550">
            <text:p>1275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詐欺だ！詐欺だ！詐欺だ！詐欺だ！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さぎだ!さぎだ!さぎだ!さぎだ!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5]-[.D14]" office:value-type="float" office:value="2700">
            <text:p>2700</text:p>
          </table:table-cell>
          <table:table-cell office:value-type="string">
            <text:p>&lt;/interval&gt;</text:p>
          </table:table-cell>
          <table:table-cell office:value-type="float" office:value="130250">
            <text:p>1302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金返せ！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ねかえせ!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6]-[.D15]" office:value-type="float" office:value="5400">
            <text:p>5400</text:p>
          </table:table-cell>
          <table:table-cell office:value-type="string">
            <text:p>&lt;/interval&gt;</text:p>
          </table:table-cell>
          <table:table-cell office:value-type="float" office:value="135650">
            <text:p>1356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処女返せ！ああ！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しょじょかえせ!ああ!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7]-[.D16]" office:value-type="float" office:value="46450">
            <text:p>46450</text:p>
          </table:table-cell>
          <table:table-cell office:value-type="string">
            <text:p>&lt;/interval&gt;</text:p>
          </table:table-cell>
          <table:table-cell office:value-type="float" office:value="182100">
            <text:p>182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8]-[.D17]" office:value-type="float" office:value="5450">
            <text:p>5450</text:p>
          </table:table-cell>
          <table:table-cell office:value-type="string">
            <text:p>&lt;/interval&gt;</text:p>
          </table:table-cell>
          <table:table-cell office:value-type="float" office:value="187550">
            <text:p>1875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コンビニでアイス買ったら 当りが出てタダでもう一本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んびにであいすかったらあたりがでてただでもういっぽん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9]-[.D18]" office:value-type="float" office:value="5450">
            <text:p>5450</text:p>
          </table:table-cell>
          <table:table-cell office:value-type="string">
            <text:p>&lt;/interval&gt;</text:p>
          </table:table-cell>
          <table:table-cell office:value-type="float" office:value="193000">
            <text:p>193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時計見たらゾロ目の時間 レシートの値段はスリーセブン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とけいみたらぞろめのじかんれしーとのねだんはすりーせぶん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0]-[.D19]" office:value-type="float" office:value="5450">
            <text:p>5450</text:p>
          </table:table-cell>
          <table:table-cell office:value-type="string">
            <text:p>&lt;/interval&gt;</text:p>
          </table:table-cell>
          <table:table-cell office:value-type="float" office:value="198450">
            <text:p>1984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寝坊して遅刻なのに 先生も来てなくて自習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ねぼうしてちこくしたのにせんせいもきてなくてじしゅう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1]-[.D20]" office:value-type="float" office:value="5450">
            <text:p>5450</text:p>
          </table:table-cell>
          <table:table-cell office:value-type="string">
            <text:p>&lt;/interval&gt;</text:p>
          </table:table-cell>
          <table:table-cell office:value-type="float" office:value="203900">
            <text:p>203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選択肢が分からなくて 適当に○つけたら100点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せんたくしがわからなくててきとうにまるつけたら100てん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2]-[.D21]" office:value-type="float" office:value="10900">
            <text:p>10900</text:p>
          </table:table-cell>
          <table:table-cell office:value-type="string">
            <text:p>&lt;/interval&gt;</text:p>
          </table:table-cell>
          <table:table-cell office:value-type="float" office:value="214800">
            <text:p>214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幸運のツボを買ってから なんでかラッキーで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ううんのつぼをかってからなんでからっきーで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3]-[.D22]" office:value-type="float" office:value="10950">
            <text:p>10950</text:p>
          </table:table-cell>
          <table:table-cell office:value-type="string">
            <text:p>&lt;/interval&gt;</text:p>
          </table:table-cell>
          <table:table-cell office:value-type="float" office:value="225750">
            <text:p>2257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ゴシゴシ ツボをこすると 魔人が出てきて言いまし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ごしごしつぼをこするとまじんがでてきていいまし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4]-[.D23]" office:value-type="float" office:value="4050">
            <text:p>4050</text:p>
          </table:table-cell>
          <table:table-cell office:value-type="string">
            <text:p>&lt;/interval&gt;</text:p>
          </table:table-cell>
          <table:table-cell office:value-type="float" office:value="229800">
            <text:p>229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5]-[.D24]" office:value-type="float" office:value="5250">
            <text:p>5250</text:p>
          </table:table-cell>
          <table:table-cell office:value-type="string">
            <text:p>&lt;/interval&gt;</text:p>
          </table:table-cell>
          <table:table-cell office:value-type="float" office:value="235050">
            <text:p>2350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そなたの願い3つまで叶えて差し上げましょう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そなたのねがい3つまでかなえてさしあげましょう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6]-[.D25]" office:value-type="float" office:value="5650">
            <text:p>5650</text:p>
          </table:table-cell>
          <table:table-cell office:value-type="string">
            <text:p>&lt;/interval&gt;</text:p>
          </table:table-cell>
          <table:table-cell office:value-type="float" office:value="240700">
            <text:p>240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じゃあとりあえず100万円返してちょうだい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じゃあとりあえず100まんえんかえしてちょうだい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7]-[.D26]" office:value-type="float" office:value="5250">
            <text:p>5250</text:p>
          </table:table-cell>
          <table:table-cell office:value-type="string">
            <text:p>&lt;/interval&gt;</text:p>
          </table:table-cell>
          <table:table-cell office:value-type="float" office:value="245950">
            <text:p>2459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次に私を処女に戻して頂けます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つぎにわたしをしょじょにもどしていただけます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8]-[.D27]" office:value-type="float" office:value="2750">
            <text:p>2750</text:p>
          </table:table-cell>
          <table:table-cell office:value-type="string">
            <text:p>&lt;/interval&gt;</text:p>
          </table:table-cell>
          <table:table-cell office:value-type="float" office:value="248700">
            <text:p>248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ちょっと待ってよ、今のはなしで！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ちょっとまってよ,いまのはなしで!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9]-[.D28]" office:value-type="float" office:value="2900">
            <text:p>2900</text:p>
          </table:table-cell>
          <table:table-cell office:value-type="string">
            <text:p>&lt;/interval&gt;</text:p>
          </table:table-cell>
          <table:table-cell office:value-type="float" office:value="251600">
            <text:p>251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あぁ、間違えた！！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ぁ,まちがえた!!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0]-[.D29]" office:value-type="float" office:value="1300">
            <text:p>1300</text:p>
          </table:table-cell>
          <table:table-cell office:value-type="string">
            <text:p>&lt;/interval&gt;</text:p>
          </table:table-cell>
          <table:table-cell office:value-type="float" office:value="252900">
            <text:p>252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私バカだ！かなりバカだ！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わたしばかだ!かなりばかだ!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1]-[.D30]" office:value-type="float" office:value="1450">
            <text:p>1450</text:p>
          </table:table-cell>
          <table:table-cell office:value-type="string">
            <text:p>&lt;/interval&gt;</text:p>
          </table:table-cell>
          <table:table-cell office:value-type="float" office:value="254350">
            <text:p>2543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私ドジだ！かなりドジだ！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わたしどじだ!かなりどじだ!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2]-[.D31]" office:value-type="float" office:value="5450">
            <text:p>5450</text:p>
          </table:table-cell>
          <table:table-cell office:value-type="string">
            <text:p>&lt;/interval&gt;</text:p>
          </table:table-cell>
          <table:table-cell office:value-type="float" office:value="259800">
            <text:p>259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金返せ！金返せ！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ねかえせ!かねかえせ!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3]-[.D32]" office:value-type="float" office:value="8100">
            <text:p>8100</text:p>
          </table:table-cell>
          <table:table-cell office:value-type="string">
            <text:p>&lt;/interval&gt;</text:p>
          </table:table-cell>
          <table:table-cell office:value-type="float" office:value="267900">
            <text:p>267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処女返せ！処女返せ！ああ！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しょじょかえせ!しょじょかえせ!ああ!</text:p>
          </table:table-cell>
          <table:table-cell office:value-type="string">
            <text:p>&lt;/word&gt;</text:p>
          </table:table-cell>
        </table:table-row>
        <table:table-row table:style-name="ro1">
          <table:table-cell table:number-columns-repeated="5"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2011/12/05</text:date>, <text:time>00:10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0T13:14:00.42</meta:creation-date>
    <dc:date>2011-12-05T00:10:23.57</dc:date>
    <meta:editing-duration>PT3H48M22S</meta:editing-duration>
    <meta:editing-cycles>5</meta:editing-cycles>
    <meta:generator>LibreOffice/3.3$Win32 LibreOffice_project/330m19$Build-202</meta:generator>
    <meta:document-statistic meta:table-count="3" meta:cell-count="336" meta:object-count="0"/>
  </office:meta>
</office:document-meta>
</file>